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t 1_2_2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'Set 1_2_2'.H24" table:end-x="0.5291in" table:end-y="0.0823in" draw:z-index="0" draw:style-name="gr1" draw:text-style-name="P1" svg:width="3.6657in" svg:height="3.9004in" svg:x="0.4197in" svg:y="0.0937in">
              <draw:object draw:notify-on-update-of-ranges="'Set 1_2_2'.B6:'Set 1_2_2'.B17 'Set 1_2_2'.C6:'Set 1_2_2'.C1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urrent</text:p>
          </table:table-cell>
          <table:table-cell office:value-type="string">
            <text:p>Resistance</text:p>
          </table:table-cell>
          <table:table-cell/>
        </table:table-row>
        <table:table-row table:style-name="ro1">
          <table:table-cell/>
          <table:table-cell office:value-type="string">
            <text:p>milliamps</text:p>
          </table:table-cell>
          <table:table-cell office:value-type="string">
            <text:p>K-ohms</text:p>
          </table:table-cell>
          <table:table-cell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/>
          <table:table-cell office:value-type="float" office:value="0.25">
            <text:p>0.25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72">
            <text:p>172</text:p>
          </table:table-cell>
          <table:table-cell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67.1">
            <text:p>67.1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.1">
            <text:p>63.1</text:p>
          </table:table-cell>
          <table:table-cell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57.2">
            <text:p>57.2</text:p>
          </table:table-cell>
          <table:table-cell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51.8">
            <text:p>51.8</text:p>
          </table:table-cell>
          <table:table-cell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47.2">
            <text:p>47.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4.1">
            <text:p>44.1</text:p>
          </table:table-cell>
          <table:table-cell/>
        </table:table-row>
      </table:table>
      <table:table table:name="Set 1_2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'Set 1_2'.H23" table:end-x="0.378in" table:end-y="0.1673in" draw:z-index="0" draw:style-name="gr2" draw:text-style-name="P1" svg:width="3.6657in" svg:height="3.9004in" svg:x="0.2685in" svg:y="0.0008in">
              <draw:object draw:notify-on-update-of-ranges="'Set 1_2'.B6:'Set 1_2'.B14 'Set 1_2'.C6:'Set 1_2'.C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urrent</text:p>
          </table:table-cell>
          <table:table-cell office:value-type="string">
            <text:p>Resistance</text:p>
          </table:table-cell>
          <table:table-cell/>
        </table:table-row>
        <table:table-row table:style-name="ro1">
          <table:table-cell/>
          <table:table-cell office:value-type="string">
            <text:p>milliamps</text:p>
          </table:table-cell>
          <table:table-cell office:value-type="string">
            <text:p>K-ohms</text:p>
          </table:table-cell>
          <table:table-cell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58.9">
            <text:p>58.9</text:p>
          </table:table-cell>
          <table:table-cell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52.6">
            <text:p>52.6</text:p>
          </table:table-cell>
          <table:table-cell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49.5">
            <text:p>49.5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6.9">
            <text:p>46.9</text:p>
          </table:table-cell>
          <table:table-cell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9.8">
            <text:p>39.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6.2">
            <text:p>36.2</text:p>
          </table:table-cell>
          <table:table-cell/>
        </table:table-row>
        <table:table-row table:style-name="ro1">
          <table:table-cell/>
          <table:table-cell office:value-type="float" office:value="2.5">
            <text:p>2.5</text:p>
          </table:table-cell>
          <table:table-cell office:value-type="float" office:value="34.6">
            <text:p>34.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4.4">
            <text:p>34.4</text:p>
          </table:table-cell>
          <table:table-cell/>
        </table:table-row>
      </table:table>
      <table:table table:name="Set 1" table:style-name="ta1" table:print="false">
        <table:table-column table:style-name="co2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'Set 1'.P22" table:end-x="0.1764in" table:end-y="0.1756in" draw:z-index="0" draw:style-name="gr2" draw:text-style-name="P1" svg:width="6.2988in" svg:height="3.5264in" svg:x="0.1004in" svg:y="0.0276in">
              <draw:object draw:notify-on-update-of-ranges="'Set 1'.B6:'Set 1'.B13 'Set 1'.C6:'Set 1'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urrent</text:p>
          </table:table-cell>
          <table:table-cell office:value-type="string">
            <text:p>Resistance</text:p>
          </table:table-cell>
          <table:table-cell office:value-type="string">
            <text:p>Forward V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illiamps</text:p>
          </table:table-cell>
          <table:table-cell office:value-type="string">
            <text:p>K-ohms</text:p>
          </table:table-cell>
          <table:table-cell office:value-type="string">
            <text:p>Volt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5">
            <text:p>25</text:p>
          </table:table-cell>
          <table:table-cell office:value-type="float" office:value="0.2">
            <text:p>0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2.8">
            <text:p>12.8</text:p>
          </table:table-cell>
          <table:table-cell office:value-type="float" office:value="1.9">
            <text:p>1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0.8">
            <text:p>10.8</text:p>
          </table:table-cell>
          <table:table-cell office:value-type="float" office:value="1.9">
            <text:p>1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.7">
            <text:p>7.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6.9">
            <text:p>6.9</text:p>
          </table:table-cell>
          <table:table-cell office:value-type="float" office:value="2.1">
            <text:p>2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.3">
            <text:p>6.3</text:p>
          </table:table-cell>
          <table:table-cell office:value-type="float" office:value="2.2">
            <text:p>2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5">
            <text:p>2.5</text:p>
          </table:table-cell>
          <table:table-cell office:value-type="float" office:value="6.2">
            <text:p>6.2</text:p>
          </table:table-cell>
          <table:table-cell office:value-type="float" office:value="2.3">
            <text:p>2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table:number-columns-repeated="5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'Set 1'.P47" table:end-x="0.1646in" table:end-y="0.0618in" draw:z-index="1" draw:style-name="gr2" draw:text-style-name="P1" svg:width="6.2988in" svg:height="3.5429in" svg:x="0.0886in" svg:y="0.0748in">
              <draw:object draw:notify-on-update-of-ranges="'Set 1'.D7:'Set 1'.D13 'Set 1'.D6:'Set 1'.D13 'Set 1'.B7:'Set 1'.B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10/13/2014</text:date>, <text:time>23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8:42:37.82</meta:creation-date>
    <meta:editing-duration>PT18M47S</meta:editing-duration>
    <meta:editing-cycles>3</meta:editing-cycles>
    <meta:generator>OpenOffice.org/3.4.1$Win32 OpenOffice.org_project/341m1$Build-9593</meta:generator>
    <dc:date>2014-10-13T23:47:14.19</dc:date>
    <meta:document-statistic meta:table-count="3" meta:cell-count="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Set 1'.B6:'Set 1'.C13" svg:x="0.77cm" svg:y="0.855cm" svg:width="11.738cm" svg:height="7.545cm">
          <chartooo:coordinate-region svg:x="1.391cm" svg:y="1.068cm" svg:width="10.877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t 1'.C6:'Set 1'.C13" chart:class="chart:scatter">
            <chart:domain table:cell-range-address="'Set 1'.B6:'Set 1'.B13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Set 1'.B6:'Set 1'.B13</svg:desc>
                </draw:g>
              </table:table-cell>
              <table:table-cell office:value-type="float" office:value="25">
                <text:p>25</text:p>
                <draw:g>
                  <svg:desc>'Set 1'.C6:'Set 1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396cm" svg:y="4.188cm" style:legend-expansion="high" chart:style-name="ch2"/>
        <chart:plot-area chart:style-name="ch3" table:cell-range-address="'Set 1'.D6:'Set 1'.D13 'Set 1'.B7:'Set 1'.B13" chart:data-source-has-labels="row" svg:x="0.77cm" svg:y="0.855cm" svg:width="8.986cm" svg:height="7.545cm">
          <chartooo:coordinate-region svg:x="1.497cm" svg:y="1.068cm" svg:width="8.02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t 1'.B7:'Set 1'.B13" chart:label-cell-address="'Set 1'.D6:'Set 1'.D13" chart:class="chart:scatter">
            <chart:domain table:cell-range-address="'Set 1'.D7:'Set 1'.D13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0.2 1.9 1.9 2 2.1 2.2 2.3 2.4</text:p>
                <text:list>
                  <text:list-item>
                    <text:p>0.2</text:p>
                  </text:list-item>
                  <text:list-item>
                    <text:p>1.9</text:p>
                  </text:list-item>
                  <text:list-item>
                    <text:p>1.9</text:p>
                  </text:list-item>
                  <text:list-item>
                    <text:p>2</text:p>
                  </text:list-item>
                  <text:list-item>
                    <text:p>2.1</text:p>
                  </text:list-item>
                  <text:list-item>
                    <text:p>2.2</text:p>
                  </text:list-item>
                  <text:list-item>
                    <text:p>2.3</text:p>
                  </text:list-item>
                  <text:list-item>
                    <text:p>2.4</text:p>
                  </text:list-item>
                </text:list>
                <draw:g>
                  <svg:desc>'Set 1'.D6:'Set 1'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">
                <text:p>1.9</text:p>
                <draw:g>
                  <svg:desc>'Set 1'.D7:'Set 1'.D13</svg:desc>
                </draw:g>
              </table:table-cell>
              <table:table-cell office:value-type="float" office:value="0.4">
                <text:p>0.4</text:p>
                <draw:g>
                  <svg:desc>'Set 1'.B7:'Set 1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30" chart:max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12cm" svg:height="9.95cm" xlink:href=".." xlink:type="simple" chart:class="chart:scatter" chart:style-name="ch1">
        <chart:title svg:x="2.615cm" svg:y="0.335cm" chart:style-name="ch2">
          <text:p>Restance vs Current</text:p>
        </chart:title>
        <chart:plot-area chart:style-name="ch3" table:cell-range-address="'Set 1_2'.B6:'Set 1_2'.C14" svg:x="1.224cm" svg:y="1.711cm" svg:width="7.716cm" svg:height="7.032cm">
          <chartooo:coordinate-region svg:x="1.845cm" svg:y="1.923cm" svg:width="6.855cm" svg:height="6.147cm"/>
          <chart:axis chart:dimension="x" chart:name="primary-x" chart:style-name="ch4">
            <chart:title svg:x="4.099cm" svg:y="8.943cm" chart:style-name="ch5">
              <text:p>Current (mA)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422cm" chart:style-name="ch8">
              <text:p>Resistance(kΩ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'Set 1_2'.C6:'Set 1_2'.C14" chart:class="chart:scatter">
            <chart:domain table:cell-range-address="'Set 1_2'.B6:'Set 1_2'.B1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'Set 1_2'.B6:'Set 1_2'.B14</svg:desc>
                </draw:g>
              </table:table-cell>
              <table:table-cell office:value-type="float" office:value="58.9">
                <text:p>58.9</text:p>
                <draw:g>
                  <svg:desc>'Set 1_2'.C6:'Set 1_2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4.4">
                <text:p>34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40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12cm" svg:height="9.908cm" xlink:href=".." xlink:type="simple" chart:class="chart:scatter" chart:style-name="ch1">
        <chart:title svg:x="1.887cm" svg:y="0.334cm" chart:style-name="ch2">
          <text:p>Optocoupler Characteristics</text:p>
        </chart:title>
        <chart:plot-area chart:style-name="ch3" table:cell-range-address="'Set 1_2_2'.B6:'Set 1_2_2'.C17" svg:x="1.224cm" svg:y="1.707cm" svg:width="7.716cm" svg:height="6.995cm">
          <chartooo:coordinate-region svg:x="2.031cm" svg:y="1.795cm" svg:width="6.669cm" svg:height="6.234cm"/>
          <chart:axis chart:dimension="x" chart:name="primary-x" chart:style-name="ch4">
            <chart:title svg:x="4.099cm" svg:y="8.901cm" chart:style-name="ch5">
              <text:p>Current (mA)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399cm" chart:style-name="ch8">
              <text:p>Resistance(kΩ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'Set 1_2_2'.C6:'Set 1_2_2'.C17" chart:class="chart:scatter">
            <chart:domain table:cell-range-address="'Set 1_2_2'.B6:'Set 1_2_2'.B17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Set 1_2_2'.B6:'Set 1_2_2'.B17</svg:desc>
                </draw:g>
              </table:table-cell>
              <table:table-cell office:value-type="float" office:value="500">
                <text:p>500</text:p>
                <draw:g>
                  <svg:desc>'Set 1_2_2'.C6:'Set 1_2_2'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51.8">
                <text:p>51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